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98051" officeooo:paragraph-rsid="0008f42d"/>
    </style:style>
    <style:style style:name="P2" style:family="paragraph" style:parent-style-name="Standard">
      <style:text-properties officeooo:paragraph-rsid="0008f42d"/>
    </style:style>
    <style:style style:name="P3" style:family="paragraph" style:parent-style-name="Standard">
      <style:text-properties officeooo:paragraph-rsid="0009aca7"/>
    </style:style>
    <style:style style:name="P4" style:family="paragraph" style:parent-style-name="Standard">
      <style:paragraph-properties fo:text-align="justify" style:justify-single-word="false" fo:orphans="0" fo:widows="0" style:text-autospace="none"/>
      <style:text-properties style:font-name="Times New Roman" officeooo:paragraph-rsid="0009aca7" style:font-name-complex="Times New Roman" style:font-size-complex="12pt"/>
    </style:style>
    <style:style style:name="P5" style:family="paragraph" style:parent-style-name="Standard">
      <style:text-properties officeooo:paragraph-rsid="0009fd35"/>
    </style:style>
    <style:style style:name="T1" style:family="text">
      <style:text-properties officeooo:rsid="0015d0d1"/>
    </style:style>
    <style:style style:name="T2" style:family="text">
      <style:text-properties officeooo:rsid="00198051"/>
    </style:style>
    <style:style style:name="T3" style:family="text">
      <style:text-properties officeooo:rsid="00196bee"/>
    </style:style>
    <style:style style:name="T4" style:family="text">
      <style:text-properties officeooo:rsid="0013afeb"/>
    </style:style>
    <style:style style:name="T5" style:family="text">
      <style:text-properties officeooo:rsid="0013fd0f"/>
    </style:style>
    <style:style style:name="T6" style:family="text">
      <style:text-properties officeooo:rsid="001790b3"/>
    </style:style>
    <style:style style:name="T7" style:family="text">
      <style:text-properties officeooo:rsid="0009aca7"/>
    </style:style>
    <style:style style:name="T8" style:family="text">
      <style:text-properties officeooo:rsid="0009fd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If you were trying to measure how a solid object vibrates, the question might be broken down into two sub-questions: how does the object vibrate in general, and what is its specific vibrational state at a given moment in time. What models have you found that might be useful for describing the vibratory behavior in general, and what are the prospects for picking up specific vibrational state information? Is it possible to predict under what conditions it will be possible to make these measurements on real objects, and/or how the number of sensors available might affect the quality of measurements that are possible?</text:span></text:p>
      <text:p text:style-name="P4"><text:span text:style-name="T8"/></text:p>
      <text:p text:style-name="P2"><text:span text:style-name="T3">I</text:span><text:span text:style-name="T4">)<text:tab/></text:span><text:span text:style-name="T5">Development of the solution</text:span><text:span text:style-name="T1">s</text:span><text:span text:style-name="T5"> to the wave equation </text:span><text:span text:style-name="T1">in solids</text:span></text:p>
      <text:p text:style-name="P2"><text:span text:style-name="T1"><text:tab/></text:span><text:span text:style-name="T3">A)<text:tab/></text:span><text:bookmark-start text:name="__DdeLink__147_1117875704"/><text:span text:style-name="T3">Derivation of the Non-Piezoelectric Wave Equation</text:span><text:bookmark-end text:name="__DdeLink__147_1117875704"/></text:p>
      <text:p text:style-name="P2"><text:span text:style-name="T3"><text:tab/><text:tab/></text:span><text:span text:style-name="T2">1)<text:tab/>Displacement, Stress, Strain</text:span></text:p>
      <text:p text:style-name="P1"><text:tab/><text:tab/>2)<text:tab/>Local Deformations, grad u, Strain Matrix S</text:p>
      <text:p text:style-name="P1"><text:tab/><text:tab/>3)<text:tab/>Equation of Motion</text:p>
      <text:p text:style-name="P1"><text:tab/><text:tab/>4)<text:tab/>Non-Piezoelectric Wave Equation (no damping)</text:p>
      <text:p text:style-name="P1"><text:tab/><text:tab/>5)<text:tab/>Dispersion Relation</text:p>
      <text:p text:style-name="P2"><text:span text:style-name="T3"><text:tab/>B)<text:tab/></text:span><text:span text:style-name="T8">Development of</text:span><text:span text:style-name="T2"> the Lossy </text:span><text:span text:style-name="T8">terms, impedance</text:span></text:p>
      <text:p text:style-name="P5"><text:span text:style-name="T8"><text:tab/><text:tab/></text:span><text:span text:style-name="T2">1)<text:tab/></text:span><text:span text:style-name="T6">Compression waves</text:span></text:p>
      <text:p text:style-name="P5"><text:span text:style-name="T5"><text:tab/><text:tab/></text:span><text:span text:style-name="T2">2)<text:tab/></text:span><text:span text:style-name="T1">Shear waves</text:span></text:p>
      <text:p text:style-name="P5"><text:span text:style-name="T8"><text:tab/>C)<text:tab/>Finite Wave types / modes</text:span></text:p>
      <text:p text:style-name="P5"><text:span text:style-name="T8"><text:tab/><text:tab/>boundary conditions</text:span></text:p>
      <text:p text:style-name="P5"><text:span text:style-name="T7"><text:tab/></text:span><text:span text:style-name="T8"><text:tab/>modes - "standing waves"</text:span></text:p>
      <text:p text:style-name="P5"><text:span text:style-name="T8"><text:tab/><text:tab/>solutions to wave eq w/ bcs</text:span></text:p>
      <text:p text:style-name="P5"><text:span text:style-name="T8"><text:tab/><text:tab/></text:span><text:span text:style-name="T2">1)<text:tab/></text:span><text:span text:style-name="T6">Compression waves</text:span></text:p>
      <text:p text:style-name="P5"><text:span text:style-name="T5"><text:tab/><text:tab/></text:span><text:span text:style-name="T2">2)<text:tab/></text:span><text:span text:style-name="T1">Shear waves</text:span></text:p>
      <text:p text:style-name="P2"><text:span text:style-name="T5"><text:tab/><text:tab/></text:span><text:span text:style-name="T2">3)<text:tab/></text:span><text:span text:style-name="T5">Rayleigh</text:span><text:span text:style-name="T1"> waves</text:span></text:p>
      <text:p text:style-name="P2"><text:span text:style-name="T1"><text:tab/><text:tab/></text:span><text:span text:style-name="T2">4)<text:tab/></text:span><text:span text:style-name="T1">Lamb waves</text:span></text:p>
      <text:p text:style-name="P2"><text:span text:style-name="T1"><text:tab/><text:tab/><text:tab/></text:span><text:span text:style-name="T2">a)<text:tab/></text:span><text:span text:style-name="T1">symmetric</text:span></text:p>
      <text:p text:style-name="P2"><text:span text:style-name="T1"><text:tab/><text:tab/><text:tab/></text:span><text:span text:style-name="T2">b)<text:tab/></text:span><text:span text:style-name="T1">asymmetric</text:span></text:p>
      <text:p text:style-name="P3"><text:span text:style-name="T7">II)<text:tab/></text:span><text:span text:style-name="T8">Existing Techniques</text:span></text:p>
      <text:p text:style-name="P5"><text:span text:style-name="T8"><text:tab/>A)<text:tab/>Modal Decomposition</text:span></text:p>
      <text:p text:style-name="P5"><text:span text:style-name="T8"><text:tab/>B)<text:tab/>Proper Orthogonal</text:span></text:p>
      <text:p text:style-name="P5"><text:span text:style-name="T8"><text:tab/>C)<text:tab/>SVD</text:span></text:p>
      <text:p text:style-name="P5"><text:span text:style-name="T8"><text:tab/>D)<text:tab/>DMD</text:span></text:p>
      <text:p text:style-name="P5"><text:span text:style-name="T8">III)<text:tab/>The experiment</text:span></text:p>
      <text:p text:style-name="P5"><text:span text:style-name="T8"><text:tab/>A)<text:tab/>Desiderata / Application</text:span></text:p>
      <text:p text:style-name="P5"><text:span text:style-name="T8"><text:tab/>B)<text:tab/>Algorithm</text:span></text:p>
      <text:p text:style-name="P5"><text:span text:style-name="T8"><text:tab/>C)<text:tab/>Methods</text:span></text:p>
      <text:p text:style-name="P5"><text:span text:style-name="T8"><text:tab/>D)<text:tab/>Results<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3-12-12T23:53:05</meta:creation-date>
    <dc:date>2013-12-13T00:37:17</dc:date>
    <dc:creator>joe </dc:creator>
    <meta:editing-duration>PT13M51S</meta:editing-duration>
    <meta:editing-cycles>1</meta:editing-cycles>
    <meta:document-statistic meta:table-count="0" meta:image-count="0" meta:object-count="0" meta:page-count="1" meta:paragraph-count="31" meta:word-count="219" meta:character-count="1368" meta:non-whitespace-character-count="1134"/>
    <meta:generator>LibreOffice/3.6$Linux_x86 LibreOffice_project/360m1$Build-2</meta:generator>
  </office:meta>
</office:document-meta>
</file>